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9932b"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010" officeooo:paragraph-rsid="000a5010"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b635a"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0953a" style:font-style-asian="italic" style:font-style-complex="italic"/>
    </style:style>
    <style:style style:name="P1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13c2a"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4065a"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82dbc" style:font-style-asian="normal" style:font-style-complex="normal"/>
    </style:style>
    <style:style style:name="P16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16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165" style:family="paragraph" style:parent-style-name="Text_20_body">
      <style:paragraph-properties fo:margin-left="0in" fo:margin-right="0in" fo:text-align="justify" style:justify-single-word="false" fo:text-indent="0.1965in" style:auto-text-indent="false"/>
    </style:style>
    <style:style style:name="P166" style:family="paragraph" style:parent-style-name="Text_20_body">
      <style:paragraph-properties fo:margin-left="0in" fo:margin-right="0in" fo:text-align="justify" style:justify-single-word="false" fo:text-indent="0.1965in" style:auto-text-indent="false"/>
      <style:text-properties officeooo:paragraph-rsid="0004065a"/>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70" style:family="paragraph" style:parent-style-name="Heading_20_2">
      <style:text-properties fo:language="en" fo:country="US"/>
    </style:style>
    <style:style style:name="P171" style:family="paragraph" style:parent-style-name="Heading_20_2">
      <style:paragraph-properties fo:text-align="justify" style:justify-single-word="false"/>
    </style:style>
    <style:style style:name="P172" style:family="paragraph" style:parent-style-name="Heading_20_1">
      <style:paragraph-properties fo:margin-left="0in" fo:margin-right="0in" fo:text-align="center" style:justify-single-word="false" fo:text-indent="0.1965in" style:auto-text-indent="false"/>
    </style:style>
    <style:style style:name="P17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13c2a"/>
    </style:style>
    <style:style style:name="T12" style:family="text">
      <style:text-properties fo:language="ru" fo:country="RU" officeooo:rsid="0006bf83"/>
    </style:style>
    <style:style style:name="T13" style:family="text">
      <style:text-properties fo:language="ru" fo:country="RU" officeooo:rsid="00082dbc"/>
    </style:style>
    <style:style style:name="T14" style:family="text">
      <style:text-properties fo:language="ru" fo:country="RU" officeooo:rsid="000ee976"/>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bold" style:font-style-asian="italic" style:font-weight-asian="bold" style:font-style-complex="italic" style:font-weight-complex="bold"/>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09932b"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officeooo:rsid="0004065a" style:font-style-asian="normal" style:font-style-complex="normal"/>
    </style:style>
    <style:style style:name="T35" style:family="text">
      <style:text-properties style:use-window-font-color="true" fo:language="ru" fo:country="RU" fo:font-style="normal" officeooo:rsid="00055152" style:font-style-asian="normal" style:font-style-complex="normal"/>
    </style:style>
    <style:style style:name="T36" style:family="text">
      <style:text-properties style:use-window-font-color="true" fo:language="ru" fo:country="RU" fo:font-style="normal" officeooo:rsid="0006bf83" style:font-style-asian="normal" style:font-style-complex="normal"/>
    </style:style>
    <style:style style:name="T37" style:family="text">
      <style:text-properties style:use-window-font-color="true" fo:language="ru" fo:country="RU" fo:font-style="normal" officeooo:rsid="00075c58"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officeooo:rsid="0004065a"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style:text-underline-style="none" style:font-style-asian="normal" style:font-style-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font-style="italic" style:font-style-asian="italic" style:font-style-complex="italic"/>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style:use-window-font-color="true" fo:font-weight="normal" style:font-weight-asian="normal" style:font-weight-complex="normal"/>
    </style:style>
    <style:style style:name="T59" style:family="text">
      <style:text-properties style:use-window-font-color="true" fo:font-size="12pt" fo:language="en" fo:country="US" fo:font-style="normal" style:font-size-asian="12pt" style:font-style-asian="normal" style:font-size-complex="12pt" style:font-style-complex="normal"/>
    </style:style>
    <style:style style:name="T60" style:family="text">
      <style:text-properties style:use-window-font-color="true" fo:font-size="12pt" fo:language="en" fo:country="US" style:font-size-asian="12pt" style:font-size-complex="12pt"/>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language="fr" fo:country="FR"/>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font-weight="normal" style:font-weight-asian="normal" style:font-weight-complex="normal"/>
    </style:style>
    <style:style style:name="T69" style:family="text">
      <style:text-properties fo:font-weight="normal" officeooo:rsid="000c094e"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style:style style:name="T87" style:family="text">
      <style:text-properties fo:font-size="10pt" style:font-size-asian="10pt" style:font-size-complex="10pt"/>
    </style:style>
    <style:style style:name="T88" style:family="text">
      <style:text-properties fo:font-size="8pt" style:font-size-asian="8pt" style:font-size-complex="8pt"/>
    </style:style>
    <style:style style:name="T89" style:family="text">
      <style:text-properties officeooo:rsid="0000e794"/>
    </style:style>
    <style:style style:name="T90" style:family="text">
      <style:text-properties officeooo:rsid="0004065a"/>
    </style:style>
    <style:style style:name="T91" style:family="text">
      <style:text-properties officeooo:rsid="0006bf83"/>
    </style:style>
    <style:style style:name="T92" style:family="text">
      <style:text-properties officeooo:rsid="0007cd11"/>
    </style:style>
    <style:style style:name="T93" style:family="text">
      <style:text-properties officeooo:rsid="00082dbc"/>
    </style:style>
    <style:style style:name="T94" style:family="text">
      <style:text-properties officeooo:rsid="0009932b"/>
    </style:style>
    <style:style style:name="T95" style:family="text">
      <style:text-properties officeooo:rsid="000b635a"/>
    </style:style>
    <style:style style:name="T96" style:family="text">
      <style:text-properties officeooo:rsid="000c094e"/>
    </style:style>
    <style:style style:name="T97" style:family="text">
      <style:text-properties officeooo:rsid="000cee85"/>
    </style:style>
    <style:style style:name="T98" style:family="text">
      <style:text-properties officeooo:rsid="000ee976"/>
    </style:style>
    <style:style style:name="T99" style:family="text">
      <style:text-properties officeooo:rsid="001095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Последний фанфик</text:h>
      <text:p text:style-name="P53"/>
      <text:h text:style-name="P170"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5">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5">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5">– Нэш, к</text:span>ак называется наш проект?</text:p>
      <text:p text:style-name="P78"><text:span text:style-name="T8">– </text:span><text:span text:style-name="T68">Дайсон.</text:span></text:p>
      <text:p text:style-name="P78"><text:span text:style-name="T8">– </text:span><text:span text:style-name="T68">Сколько тебе лет?</text:span></text:p>
      <text:p text:style-name="P78"><text:span text:style-name="T8">– </text:span><text:span text:style-name="T68">Два года с начала запуска кластера.</text:span></text:p>
      <text:p text:style-name="P78"><text:span text:style-name="T8">– </text:span><text:span text:style-name="T68">Какой сейчас год?</text:span></text:p>
      <text:p text:style-name="P78"><text:span text:style-name="T8">– </text:span><text:span text:style-name="T58">20</text:span><text:span text:style-name="T43">19</text:span><text:span text:style-name="T6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9">incompatible interface Analytics v.0.93 beta</text:span>”</text:p>
      <text:p text:style-name="P31">Ага, уже теплее.</text:p>
      <text:p text:style-name="P31"/>
      <text:p text:style-name="P78"><text:span text:style-name="T8">– Нэш</text:span><text:span text:style-name="T6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5">–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5">.</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6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2">тридцатичетырёх</text:span><text:span text:style-name="T31">этажного </text:span><text:span text:style-name="T3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31"> </text:span><text:span text:style-name="T32">Юджина</text:span><text:span text:style-name="T1">,</text:span> <text:span text:style-name="T32">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1">А у нас получается… </text:span><text:span text:style-name="T2">–</text:span><text:span text:style-name="T6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1">Тридцать чет</text:span><text:span text:style-name="T32">ыре</text:span><text:span text:style-name="T31"> </text:span>этаж<text:span text:style-name="T1">а</text:span>! Пиздец <text:span text:style-name="T1">—</text:span> успел подумать я, <text:span text:style-name="T1">прежде чем </text:span>сознание выключилось.</text:p>
      <text:p text:style-name="P1"/>
      <text:h text:style-name="P170" text:outline-level="2">2. Пробуждение</text:h>
      <text:p text:style-name="P29"/>
      <text:p text:style-name="P1"><text:span text:style-name="T40">Сознание рестартовало после того, как я гребанулся </text:span><text:span text:style-name="T6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1">ткрыл глаза, тщётно пытаясь вдохнуть. Образ, </text:span><text:span text:style-name="T2">который я </text:span><text:span text:style-name="T61">пару мгновений назад </text:span><text:span text:style-name="T2">видел на фоне </text:span><text:span text:style-name="T6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1"> настороженные уши, нежный розов</text:span><text:span text:style-name="T2">атый</text:span><text:span text:style-name="T61"> нос, венчающая голову </text:span><text:span text:style-name="T2">высокая тиара</text:span><text:span text:style-name="T61">. И приковывающая к себе внимание звёздочка, та самая магическая искорка </text:span><text:span text:style-name="T22">—</text:span><text:span text:style-name="T6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5">–</text:span> Она очнулась. Хвала небу, нам это удалось!</text:p>
      <text:p text:style-name="P31"/>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 <text:s/>Да и не должно быть — это же не ЛСД какой-нибудь</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5">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 Сестра, ты идёшь? – выглянула в зал Луна.</text:p>
      <text:p text:style-name="P3"/>
      <text:p text:style-name="P3">Тут м<text:span text:style-name="T15">еня, </text:span>наконец,<text:span text:style-name="T15">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5">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сматривая крыло. <text:span text:style-name="T15">–</text:span> Могло быть и хуже.</text:p>
      <text:p text:style-name="P3"><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70"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8959397067287759048"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9">Новости двора: </text:span><text:span text:style-name="T9">состояние </text:span><text:span text:style-name="T29">здоровь</text:span><text:span text:style-name="T9">я</text:span><text:span text:style-name="T29">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9">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3">2088</text:span><text:span text:style-name="T55"> – </text:span><text:span text:style-name="T41">2135</text:span><text:span text:style-name="T55"> A.C.</text:span><text:span text:style-name="T32">»</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Клянусь, дорогая, это в прошлом! И</text:span>,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5">За прошедшие дни я уже привык и к магии, и к разумным эквиноподобным и даже </text:span><text:span text:style-name="T1">к деревянным дирижаблям</text:span><text:span text:style-name="T15">.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5">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5">–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6">–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5">– </text:span>Не забывай, человек, я — могущественный маг и правитель Эквестрии. Ко мне нужно относиться с должным уважением!</text:p>
      <text:p text:style-name="P48"><text:span text:style-name="T15">– </text:span>А то что? Превратишь в жабу? Сошлёшь на луну? Убьёшь нахер?</text:p>
      <text:p text:style-name="P48">Аликорница сникла. Уши её опустились.</text:p>
      <text:p text:style-name="P48"><text:span text:style-name="T15">– Анонимус</text:span>, ну зачем так… Ты же знаешь, я этого не сделаю.</text:p>
      <text:p text:style-name="P48"><text:soft-page-break/><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35"/>
      <text:p text:style-name="P48"><text:span text:style-name="T15">Аликорница уселась н</text:span>а пол <text:span text:style-name="T15">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5">– Лады! Вот видишь, со мной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35"/>
      <text:p text:style-name="P49">***</text:p>
      <text:p text:style-name="P49"/>
      <text:p text:style-name="P48"><text:span text:style-name="T15">Л</text:span>ампа<text:span text:style-name="T15"> отбрасывал</text:span>а<text:span text:style-name="T15"> мягкие тени на стену библиотеки. Селестия, расположи</text:span>вшись<text:span text:style-name="T15"> лёжа у моего кресл</text:span>а,<text:span text:style-name="T15">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5">– </text:span>Вот, читай отсюда, <text:span text:style-name="T15">–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72">Прижав </text:span>уши к голове, <text:span text:style-name="T72">она дала</text:span> задний ход <text:span text:style-name="T72">и </text:span>выкарабкалась обратно. Окинув библиотеку отчаянным взглядом, <text:span text:style-name="T72">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7">и-и-и</text:span>-<text:span text:style-name="T88">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0">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5">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7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9">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9">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72">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2">любви</text:span> начинаешь понимать только тогда, когда <text:span text:style-name="T72">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70"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5">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5">–</text:span> Постой, не торопись,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5">–</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5">–</text:span> Эмм… Они… м-м-м… не больны… в некотором смысле… <text:span text:style-name="T15">–</text:span> гонец изо всех сил ковырял копытом п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5">—</text:span> в возможности летать. Добровольно отказаться от полётов для него <text:span text:style-name="T15">—</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3">—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3">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5">—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5">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5">— и втайне немного завидовала этому</text:span>. Ах, если б только сестра умела управляться со своими эмоциями так же, как с магией <text:span text:style-name="T15">—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5">—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5">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5">—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5">10</text:span>. (40*<text:span text:style-name="T15">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5">— оставить тебе напутствие.</text:span></text:p>
      <text:p text:style-name="P42"/>
      <text:p text:style-name="P59"><text:soft-page-break/><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text:span></text:p>
      <text:p text:style-name="P42">Брось. </text:p>
      <text:p text:style-name="P59"><text:span text:style-name="T15">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В этом его слабость <text:span text:style-name="T15">— </text:span>он может меняться и в плохую сторону. От тебя зависит, в какую.</text:p>
      <text:p text:style-name="P59"/>
      <text:p text:style-name="P59">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5">прекрасные создания, хоть и малость не от мира сего! Чисто, культурно, вежливо. Дворецкий </text:span><text:span text:style-name="T17">—</text:span><text:span text:style-name="T15"> скопидом, конечно, но это работа у него такая. </text:span>Блин, м<text:span text:style-name="T15">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Анонимус.</text:p>
      <text:p text:style-name="P1">Я захлопнул трактат<text:span text:style-name="T15">.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5">–</text:span> Уже иду. Где я могу её найти?</text:p>
      <text:p text:style-name="P1"><text:span text:style-name="T15">–</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6">– Не слишком далеко отсюда. Два дня пути на дирижабле </text:span><text:span text:style-name="T46">— и приют для престарелых минотавров </text:span><text:span text:style-name="T59">“</text:span><text:span text:style-name="T60">Поле Кровожадной Брани</text:span><text:span text:style-name="T5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6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6">—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6">— книжный шкаф и напольная подставка для чтения с </text:span><text:span text:style-name="T33">упором в виде </text:span><text:span text:style-name="T46">голов</text:span><text:span text:style-name="T33">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3">жаровни</text:span><text:span text:style-name="T46"> и фонтанчик</text:span><text:span text:style-name="T33">а</text:span><text:span text:style-name="T46">. </text:span><text:span text:style-name="T33">Каменный пол комнаты был покрыт розовым ковром с длиннейшим ворсом.</text:span><text:span text:style-name="T46"> </text:span><text:span text:style-name="T33">Его центр занимал высокий </text:span><text:span text:style-name="T46">кругл</text:span><text:span text:style-name="T33">ый</text:span><text:span text:style-name="T46"> </text:span><text:span text:style-name="T33">футон</text:span><text:span text:style-name="T46"> </text:span><text:span text:style-name="T33">с</text:span><text:span text:style-name="T46"> велик</text:span><text:span text:style-name="T33">им</text:span><text:span text:style-name="T46"> множество</text:span><text:span text:style-name="T33">м</text:span><text:span text:style-name="T46"> подушек. Среди них я с удивлением заметил плюшевую единорожку </text:span><text:span text:style-name="T33">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5">—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5">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5">.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5">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5">— </text:span>не давать им окрепнуть настолько, чтобы они могли посеять смуту.</text:p>
      <text:p text:style-name="P48"/>
      <text:p text:style-name="P48"><text:soft-page-break/>Огонь в камине разгорелся. <text:span text:style-name="T15">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5">— </text:span>фантазировать на эротические темы с фантастическим уклоном, и совсем другое <text:span text:style-name="T15">—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5">–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5">–</text:span> Иногда хочется забыться, <text:span text:style-name="T15">–</text:span> перехватила мой взгляд аликорница, <text:span text:style-name="T15">–</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5">–</text:span> А <text:span text:style-name="T1">водку</text:span> у вас принято пить?</text:p>
      <text:p text:style-name="P33"><text:span text:style-name="T15">–</text:span> Некоторые употребляют. Но правительница Эквестрии, пьющая кальвадос <text:span text:style-name="T1">—</text:span> это уже черезчур, <text:span text:style-name="T15">–</text:span> Селестия засмеялась.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5">– Я несказанно рада, что, наконец-то, могу назвать тебя своим ближайшим другом, </text:span>– мурлыкнула Селестия. – <text:span text:style-name="T15">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5">– Это ты называешь </text:span>«<text:span text:style-name="T15">дружбой</text:span>»<text:span text:style-name="T15">? – с </text:span>улыбкой хмыкнул<text:span text:style-name="T15"> я. – </text:span>Мне нравится твоё чувство юмора.</text:p>
      <text:p text:style-name="P48">Аликорница в недоумении взглянула на меня.</text:p>
      <text:p text:style-name="P48"><text:span text:style-name="T15">–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5">– </text:span>Нет, что ты, Сел, не мели ерунды! Я всем доволен, я просто в восторге. Мне вообще кажется, что я попал в рай, прямо в храм любви,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поняла моих чувств к тебе. Я <text:span text:style-name="T15">—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3">«</text:span>сказочной обезьяне из Вечнодикого леса<text:span text:style-name="T33">»</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6">–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6">–</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 уже месяц нет новостей…</text:span></text:p>
      <text:p text:style-name="P3"><text:span text:style-name="T46">– </text:span><text:span text:style-name="T5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51">– </text:span>“<text:span text:style-name="T1">Что я могу сделать, чтобы вернуть всё назад?</text:span>”</text:p>
      <text:p text:style-name="P15"><text:span text:style-name="T51">– </text:span><text:span text:style-name="T33">Так и сказала?</text:span></text:p>
      <text:p text:style-name="P1"><text:span text:style-name="T46">– </text:span><text:span text:style-name="T33">Да, </text:span><text:span text:style-name="T38">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1">– </text:span><text:span text:style-name="T33">Что бы это значило, Флёр?</text:span></text:p>
      <text:p text:style-name="P15"><text:span text:style-name="T51">–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5">–</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5">–</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5">— </text:span><text:span text:style-name="T32">начнутся погодные катаклизмы. Так уже было </text:span><text:soft-page-break/><text:span text:style-name="T32">когда-то.</text:span><text:span text:style-name="T1"> </text:span>Лучше не допускать к управлению погодой вообще никого, чем некомпетентного <text:span text:style-name="T1">летуна </text:span><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5">–</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9">— </text:span><text:span text:style-name="T6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72">Аликорница</text:span> и так выглядела неважно.</text:p>
      <text:p text:style-name="P35"/>
      <text:p text:style-name="P35">Поза <text:span text:style-name="T72">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72">и </text:span>у грифонов, <text:span text:style-name="T72">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2">М</text:span>еняет <text:span text:style-name="T7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5">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64">– </text:span><text:span text:style-name="T4">История Понивилля начинается с того благословенного дня, когда принцесса Селестия подарила семейству Эппл </text:span><text:span text:style-name="T64">— </text:span><text:span text:style-name="T4">тогда, правда, это ещё были Смиты </text:span><text:span text:style-name="T6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6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6">–</text:span><text:span text:style-name="T33">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1"><text:span text:style-name="T46">– Ой-ёй! Совсем забыла про ускоритель! Минуточку!</text:span></text:p>
      <text:p text:style-name="P35">Твайлайт метнулась к лестнице в подвал.</text:p>
      <text:p text:style-name="P35"/>
      <text:p text:style-name="P1"><text:span text:style-name="T46">Я </text:span><text:span text:style-name="T33">присел на лавочку</text:span><text:span text:style-name="T46">. </text:span><text:span text:style-name="T33">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9">отнюдь не рекомендация</text:span><text:span text:style-name="T68">...</text:span>”</text:p>
      <text:p text:style-name="P35"/>
      <text:p text:style-name="P35">Смятый листок отправился в карман.</text:p>
      <text:p text:style-name="P33"><text:span text:style-name="T16">Вот неугомонная! – подумал я с улыбкой об аликорнице. Её незримая забота пробудила во мне <text:s/>тёплое ощущение дружеского плеча поддержки. Чувство одиночества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шь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160"><text:span text:style-name="T1">– Упс!</text:span></text:p>
      <text:p text:style-name="P160"><text:span text:style-name="T1"/></text:p>
      <text:p text:style-name="P160"><text:span text:style-name="T11">Г</text:span><text:span text:style-name="T1">лаза единорожки забегали.</text:span></text:p>
      <text:p text:style-name="P160"><text:span text:style-name="T1"/></text:p>
      <text:p text:style-name="P160">– <text:span text:style-name="T1">Эмм… Мда. Точно, вспоминаю что-то такое.</text:span></text:p>
      <text:p text:style-name="P160"><text:span text:style-name="T1"/></text:p>
      <text:p text:style-name="P48">Твайлайт вздохнула. <text:span text:style-name="T90">Уши её опустились.</text:span></text:p>
      <text:p text:style-name="P166"><text:span text:style-name="T33">– Ну что же…</text:span><text:span text:style-name="T46"> Почту за честь работать </text:span><text:span text:style-name="T33">под твоим руководством</text:span><text:span text:style-name="T46">. Погоди немного, я </text:span><text:span text:style-name="T33">приведу себя в порядок</text:span><text:span text:style-name="T46"> и расскажу тебе, насколько далеко смогла продвинуться. </text:span><text:span text:style-name="T47">Быть может… </text:span><text:span text:style-name="T34">– единорожка всхлипнула. – Быть может, это и к лучшему. Селестия описывала теб</text:span><text:span text:style-name="T36">я</text:span><text:span text:style-name="T34">, как выдающегося исследователя, талантливого </text:span><text:span text:style-name="T37">к</text:span><text:span text:style-name="T34"> магии, сно</text:span><text:span text:style-name="T37">проходчеству</text:span><text:span text:style-name="T34"> и </text:span><text:span text:style-name="T35">закрупном</text:span><text:span text:style-name="T37">у</text:span><text:span text:style-name="T35"> </text:span><text:span text:style-name="T34">массаж</text:span><text:span text:style-name="T37">у</text:span><text:span text:style-name="T34"> — последнее, правда, я не поняла.</text:span></text:p>
      <text:p text:style-name="P161"><text:span text:style-name="T1">– </text:span><text:span text:style-name="T12">Гм!</text:span> Скажем так. О моих исследовательских способностях она явно приукрасила. <text:span text:style-name="T91">Н</text:span>о, может быть, мне удастся посмотреть на проблему под другим углом зрения. Селестия считает, что работу надо ускорить…</text:p>
      <text:p text:style-name="P161"/>
      <text:p text:style-name="P35"><text:soft-page-break/>При этих словах единорожка поджала губ<text:span text:style-name="T92">ы</text:span>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text:span text:style-name="T92">ты</text:span> сталкивался на работе с такими упрямцами-идеалистами, <text:span text:style-name="T92">Анон!</text:span> <text:span text:style-name="T92">Поэтому</text:span> <text:span text:style-name="T92">ты </text:span>зна<text:span text:style-name="T92">ешь</text:span>, как избегать конфликтов и тихого саботажа при работе с <text:span text:style-name="T92">ботанами-одиночками</text:span>.</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text:span text:style-name="T93">заучки</text:span>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text:span text:style-name="T1"/></text:p>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text:span><text:span text:style-name="T13">они делятся. И при их делении </text:span><text:span text:style-name="T1">высвобо</text:span><text:span text:style-name="T13">ждается</text:span><text:span text:style-name="T1">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text:span text:style-name="T93">Спайк</text:span>.</text:p>
      <text:p text:style-name="P162"><text:span text:style-name="T93">Дракончик поднялся из подвала с подносом варёной кукурузы в лапах. </text:span>Пояс <text:span text:style-name="T93">его</text:span> <text:span text:style-name="T93">был </text:span>подпояса<text:span text:style-name="T93">н</text:span> фартуком, а на голов<text:span text:style-name="T93">е красовался</text:span> поварский колпачок.</text:p>
      <text:p text:style-name="P162"/>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text:soft-page-break/>– Да что же это я? Время позднее! Спайк, принеси тарелк<text:span text:style-name="T93">и</text:span> и завари чай. – зачастила Твайлайт. – У меня с этим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0"/>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text:span text:style-name="T94">Пай</text:span>.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153"><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5">«…он </text:span><text:span text:style-name="T26">страстно</text:span><text:span text:style-name="T25">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text:span><text:span text:style-name="T26">жарком </text:span><text:span text:style-name="T25">естестве, охватывая лоно неземным блаженством. «О-о-о, сделай ЭТО со мной» – прошептала она томно…»</text:span></text:p>
      <text:p text:style-name="P153"><text:span text:style-name="T25"/></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text:span>А<text:span text:style-name="T15"> что, если…”</text:span></text:p>
      <text:p text:style-name="P48"><text:span text:style-name="T15">–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48"><text:soft-page-break/>– А почему тебя отстранили?</text:p>
      <text:p text:style-name="P48">– Из-за первых результатов. – единорожка насупилась ещё больше. – Они были ужасными.</text:p>
      <text:p text:style-name="P48"/>
      <text:p text:style-name="P154">– Рассказывай, – я устроился в кресле поудобнее. – Я тебя внимательно слушаю.</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156">– Уже иду. Кукурузу только доем и иду.</text:p>
      <text:p text:style-name="P59">– Кстати, а что за безуми<text:span text:style-name="T95">е</text:span> был<text:span text:style-name="T95">о</text:span> у Стар Свирла?</text:p>
      <text:p text:style-name="P59">– <text:span text:style-name="T95">О, о</text:span>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8">Надо же! Ты вторая </text:span><text:span text:style-name="T69">пони </text:span><text:span text:style-name="T68">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text:soft-page-break/></text:p>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text:span text:style-name="T96">ют</text:span>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text:span text:style-name="T96">е</text:span>, гы-гы! Или изнанку Лириных фантазий!</text:p>
      <text:p text:style-name="P48">– Нет, Дэш,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5">— максимум двух пони, </text:span>после чего мне придётся восстанавливаться <text:span text:style-name="T96">несколько</text:span> месяцев<text:span text:style-name="T15">. С вами же я связана в круг Элементов Гармонии, что позволит мне вызвать магический резонанс и вовлечь в </text:span>Прозрение вас всех<text:span text:style-name="T15">. Поэтому я созвала вас и рассчитываю на вашу помощь.</text:span></text:p>
      <text:p text:style-name="P48"><text:span text:style-name="T15"/></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text:soft-page-break/>–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text:span text:style-name="T96">поняши</text:span>!</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text:span text:style-name="T96">Девочки</text:span>,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5">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21"><text:soft-page-break/>“Как её зовут? Запамятовала… Дочка Бловбола, я его ещё последним втащила, прежде чем дверь затворилась. Как же её зовут-то?”</text:p>
      <text:p text:style-name="P21"/>
      <text:p text:style-name="P79">Пони металась у тела, подключая какие-то приборы и впрыскивая голубую жидкость в вену. Через пять минут <text:span text:style-name="T97">медсестра </text:span>затихла. <text:span text:style-name="T97">Она </text:span>сделала шаг назад <text:span text:style-name="T97">и</text:span> опусти<text:span text:style-name="T97">ла</text:span>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text:span text:style-name="T1"/></text:p>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text:span text:style-name="T1"/></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43">”</text:span></text:p>
      <text:p text:style-name="P21"><text:span text:style-name="T43"/></text:p>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3">ведь </text:span><text:span text:style-name="T5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31">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text:span><text:span text:style-name="T14">скалы К</text:span><text:span text:style-name="T1">антерлот</text:span><text:span text:style-name="T14">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6"> </text:span><text:span text:style-name="T44">Видения этих городов</text:span><text:span text:style-name="T56"> дрожали, <text:s/>пересекались </text:span><text:span text:style-name="T44">и постоянно множились</text:span><text:span text:style-name="T5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5">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9">—</text:span><text:span text:style-name="T20"> </text:span><text:span text:style-name="T6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5">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soft-page-break/>~~~</text:p>
      <text:p text:style-name="P43"/>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text:span text:style-name="T98">очередь</text:span> из пони, <text:span text:style-name="T98">про</text:span><text:span text:style-name="T14">тянувшуюся</text:span> из сферы <text:span text:style-name="T98">вдаль</text:span>.</text:p>
      <text:p text:style-name="P1">Пони отстранённо трусили в <text:span text:style-name="T1">пространстве</text:span>, приближаясь к большому <text:span text:style-name="T1">чёрному </text:span>экрану. <text:span text:style-name="T1">Висящий в </text:span><text:span text:style-name="T14">пустоте</text:span><text:span text:style-name="T1">, он одновременно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50">чёрный экран?</text:span></text:p>
      <text:p text:style-name="P44"/>
      <text:p text:style-name="P49">***</text:p>
      <text:p text:style-name="P48"/>
      <text:p text:style-name="P59">Дата: 12.04.<text:span text:style-name="T15">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text:span text:style-name="T99">в клубок</text:span> и прижав копыта к глазам. <text:span text:style-name="T99">Через некоторое время испытуемая</text:span>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text:span text:style-name="T99">испытуемой</text:span> пришли в обычное состояние, хотя при встрече с Рэйнбоу Дэш она по прежнему прячет глаза.</text:p>
      <text:p text:style-name="P59"/>
      <text:p text:style-name="P60">***</text:p>
      <text:p text:style-name="P59"/>
      <text:p text:style-name="P59"><text:soft-page-break/>Дата: 12.04.<text:span text:style-name="T15">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157">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text:span text:style-name="T99">1</text:span>: при виде кексиков истерика случилась с Пинки Пай.</text:p>
      <text:p text:style-name="P157">Примечание <text:span text:style-name="T99">2</text:span>: <text:span text:style-name="T99">через месяц испытуемая избавилась от страха перед Рэйнбоу Дэш.</text:span></text:p>
      <text:p text:style-name="P59"/>
      <text:p text:style-name="P2">***</text:p>
      <text:p text:style-name="P1"/>
      <text:p text:style-name="P21">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text:soft-page-break/>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text:soft-page-break/>–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text:soft-page-break/>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6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5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text:soft-page-break/></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6">—</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5">заклинание П</text:span>розрения<text:span text:style-name="T15">.</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5">—</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7">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oft-page-break/><text:span text:style-name="T33">– У меня недостаточно сил для контроля столь мощной энергии. И мне НЕ СТЫДНО в этом признаться! Я всего лишь единорог, не то, что некоторые!</text:span><text:span text:style-name="T46"> </text:span><text:span text:style-name="T33">Мощнее ускорителя только магия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text:span text:style-name="T1">Анон</text:span>.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5">– </text:span>Ты?!</text:p>
      <text:p text:style-name="P99"><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5">– М</text:span>ожет, тогда ты скажешь, что в нём пошло не так и почему к вам попал я, а не сверхаликорн?</text:p>
      <text:p text:style-name="P99"><text:span text:style-name="T15">– </text:span>Не скажу. Заклинания Стар Свирла Бородатого обычно если срабатывают, то без ошибок.</text:p>
      <text:p text:style-name="P48"><text:span text:style-name="T15">– Если </text:span>только <text:span text:style-name="T15">их правильно вызывают. – </text:span>пробурчал Спайк, возвращаясь в корзинку.</text:p>
      <text:p text:style-name="P48">Я озадаченно взглянул на единорожку.</text:p>
      <text:p text:style-name="P33"><text:span text:style-name="T15">–</text:span> <text:span text:style-name="T1">Эмм. </text:span>Что он имел ввиду?</text:p>
      <text:p text:style-name="P33"><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5">–</text:span> <text:span text:style-name="T1">е</text:span>динорожка опустила голову.</text:p>
      <text:p text:style-name="P33"><text:span text:style-name="T15">–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5">–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5">– </text:span><text:span text:style-name="T1">Хм. Нет.</text:span></text:p>
      <text:p text:style-name="P33"><text:span text:style-name="T15">– </text:span><text:span text:style-name="T1">А друзья?</text:span></text:p>
      <text:p text:style-name="P33"><text:span text:style-name="T15">– </text:span><text:span text:style-name="T1">У меня был друг. Погиб два месяца назад.</text:span></text:p>
      <text:p text:style-name="P65">Уши единорожки опустились в печали.</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3">«кстати, это идея…»</text:span></text:p>
      <text:p text:style-name="P1"><text:span text:style-name="T15">–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3">.</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9">Чужестранец-примат разбил сердце нашей обожаемой Селестии! Двор в отчаянии </text:span><text:span text:style-name="T19">—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5">– </text:span>Привет, Эй-Джей! У тебя проблемы?</text:p>
      <text:p text:style-name="P48"><text:span text:style-name="T15">– </text:span>Привет, сахарок. <text:span text:style-name="T15">– </text:span>озабоченно поприветствовала меня фермерша.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5">– </text:span>А ты, Большой Мак, вместо того, ш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5">–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5">– </text:span>Хошь сказать, ты в Кантерлоте у Селестии под крылышком телеги чинил? Или Рэр сбрехала про Селестию?</text:p>
      <text:p text:style-name="P48"><text:soft-page-break/>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5">– Г</text:span>отово. Принимай работу, хозяйка!</text:p>
      <text:p text:style-name="P48">Эпплджек присвистнула и стиснула меня в сокрушающих объятиях.</text:p>
      <text:p text:style-name="P48"><text:span text:style-name="T15">–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5">–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5">–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5">–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6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6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5">– </text:span>Свободно? <text:span text:style-name="T15">– </text:span>спросил я у единственной пони, сидящей за столиком.</text:p>
      <text:p text:style-name="P48"><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5">– <text:s/></text:span>Пирог с грибами, яишницу и чизкейк<text:span text:style-name="T15"> – </text:span>сообщил я подошедшей официантке.</text:p>
      <text:p text:style-name="P48"><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ак подушка, к тому же.</text:p>
      <text:p text:style-name="P48"><text:soft-page-break/><text:span text:style-name="T15">– </text:span>И салат «по-кантерлотски». <text:span text:style-name="T15">–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5">– </text:span>Вы, наверное, ждёте кого-то?</text:p>
      <text:p text:style-name="P50"><text:span text:style-name="T15">– </text:span>Неа.</text:p>
      <text:p text:style-name="P50"><text:span text:style-name="T15">– </text:span>Просто обедаете?</text:p>
      <text:p text:style-name="P50"><text:span text:style-name="T15">– </text:span>Неа.</text:p>
      <text:p text:style-name="P50"><text:span text:style-name="T15">– </text:span>Просто сидите и мрачно смотрите на меня?</text:p>
      <text:p text:style-name="P50"><text:span text:style-name="T15">– </text:span>Неа.</text:p>
      <text:p text:style-name="P50"/>
      <text:p text:style-name="P50">Хм, а эта пони не из разговорчивых. Ну ладно.</text:p>
      <text:p text:style-name="P41"/>
      <text:p text:style-name="P50"><text:span text:style-name="T15">– </text:span>А что же вы делаете?</text:p>
      <text:p text:style-name="P50"><text:span text:style-name="T15">– </text:span>Веселюсь. <text:span text:style-name="T15">– </text:span>мрачно заявила пони.</text:p>
      <text:p text:style-name="P50"><text:span text:style-name="T15">–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5">–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5">– </text:span>Мы с вами раньше встречались?</text:p>
      <text:p text:style-name="P50"><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5">– </text:span>Оставь, Салвер.<text:span text:style-name="T15"> </text:span>Ему за счёт заведения.</text:p>
      <text:p text:style-name="P48"><text:span text:style-name="T15">– </text:span>Ясно, мисс Пинки. <text:span text:style-name="T15">– </text:span>официантка кивнула и ушла.</text:p>
      <text:p text:style-name="P48"><text:span text:style-name="T15">– Ч</text:span>его-о-о?<text:span text:style-name="T15"> </text:span>Так это твой бар?</text:p>
      <text:p text:style-name="P48"><text:span text:style-name="T15">– </text:span>Агась. <text:span text:style-name="T15">– </text:span>поняха развела копыт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oft-page-break/><text:span text:style-name="T15">– </text:span>Тихо-тихо. <text:span text:style-name="T15">– </text:span>я оглянулся на посетителей. Поняху определённо надо было успокоить: шёпот Пинки, наверное, был слышен даже на улице. <text:span text:style-name="T15">– </text:span>Не вспоминай опять. Давай лучше выпьем на брудершафт. За знакомство.</text:p>
      <text:p text:style-name="P48"><text:span text:style-name="T15">– </text:span>Агась! <text:span text:style-name="T15">– согласно </text:span>кивнула пони, придвигая ко мне бутылку. <text:span text:style-name="T15">–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5">– </text:span>У меня есть идея получше. <text:span text:style-name="T15">– </text:span>на свет показалась фляга Большого Макинтоша.</text:p>
      <text:p text:style-name="P48"><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5">– </text:span>Починил телегу. Только молчок про самогон, раз уж ты в курсе. <text:span text:style-name="T15">– </text:span>я разлил сидр по чашкам.</text:p>
      <text:p text:style-name="P48"><text:span text:style-name="T15">– </text:span>Да ты что?! Чтоб я раз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5">–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5">– У </text:span>тебя такая смешная мордочка! <text:span text:style-name="T15">– </text:span>захихикали Пинки, покачиваясь. <text:span text:style-name="T15">– </text:span>Как будто ты <text:span text:style-name="T6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5">– </text:span>Эмм… Скажи-ка мне, мой друг П-п-пинки… Легенда про фаэри <text:span text:style-name="T20">— </text:span><text:span text:style-name="T68">эт правда?</text:span></text:p>
      <text:p text:style-name="P48"><text:span text:style-name="T20">– </text:span><text:span text:style-name="T68">Какая из? Их много, вообще-то. Ик!</text:span></text:p>
      <text:p text:style-name="P48"><text:span text:style-name="T20">– </text:span><text:span text:style-name="T68">Про принцесс. Про то, что они фаэри, спустившиеся с неба во плоти, чтоб помогать пони управлять Эквестрией?</text:span></text:p>
      <text:p text:style-name="P48"><text:span text:style-name="T20">– Н</text:span><text:span text:style-name="T68">он-нон, </text:span><text:span text:style-name="T20">– </text:span><text:span text:style-name="T68">захихикала Пинки, взъерошив копытами розовые кудряшки и попытавшись соорудить из них бороду, </text:span><text:span text:style-name="T20">–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20">–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0">– </text:span><text:span text:style-name="T68">Ты что-о-о! Нельзя любить фаэри! Она похитит твоё сердце, и ты будешь искать её, пока не… </text:span><text:span text:style-name="T20">– </text:span><text:span text:style-name="T68">Пинки погрузилась мордочкой в так и не съеденный салат «по-кантерлотски» и захрапела.</text:span></text:p>
      <text:p text:style-name="P48"><text:span text:style-name="T20">– </text:span><text:span text:style-name="T68">Пока не умру?</text:span></text:p>
      <text:p text:style-name="P48"><text:span text:style-name="T20">– </text:span><text:span text:style-name="T68">Нет, глупенький. </text:span><text:span text:style-name="T20">– </text:span><text:span text:style-name="T68">пробулькала Пинки из миски. </text:span><text:span text:style-name="T20">– </text:span><text:span text:style-name="T6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text:soft-page-break/>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5">– </text:span>Судя по тому, как ты стремительно сбежал от меня не попрощавшись, у тебя проблемы. <text:span text:style-name="T15">– </text:span>заметила с укором кобылка. <text:span text:style-name="T15">– </text:span>Странно, мы, вроде, только сегодня познакомились.</text:p>
      <text:p text:style-name="P51"><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1"><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1"><text:span text:style-name="T15">–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5">– </text:span>Сто-о-ой! <text:span text:style-name="T15">– </text:span>заорал я. <text:span text:style-name="T15">– </text:span>Выпрыгивай из бочки!!!</text:p>
      <text:p text:style-name="P51">Кобылка-пилот улыбнулась и постукала копытцем по шлему, показывая, что не слышит меня.</text:p>
      <text:p text:style-name="P51"><text:span text:style-name="T15">– </text:span>Выпрыгива-а-а… <text:span text:style-name="T15">–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text:soft-page-break/>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5">– </text:span>Э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5">– </text:span>Смотри, вот те и ответ на вопрос, куда деваются пони!</text:p>
      <text:p text:style-name="P51"><text:span text:style-name="T15">– </text:span>Где? <text:span text:style-name="T15">– </text:span>единорожка начала оглядываться.</text:p>
      <text:p text:style-name="P51"><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1"><text:span text:style-name="T15">– </text:span>И что? Я всё равно не пойму, куда деваются пони? И куда пропала Скуталу?</text:p>
      <text:p text:style-name="P51"><text:span text:style-name="T15">– Я </text:span>их ем. <text:span text:style-name="T15">– </text:span>зверски ухмыльнувшись, сообщил я кобылкам. <text:span text:style-name="T15">–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61"><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5">P.S. Н</text:span>е гневите мироздание воровством! <text:span text:style-name="T2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5">–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5">–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 написать солнцем «<text:span text:style-name="T15">х#й</text:span>» на небе, чем заставить пони-чинушу поступиться хотя бы запятой в должностных инструкциях.</text:p>
      <text:p text:style-name="P51"><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1"><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5">– </text:span>Это неправильно! <text:span text:style-name="T15">– </text:span>заявила Рэйнбоу Дэш, отвернувшись от окна.</text:p>
      <text:p text:style-name="P51"><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1"><text:span text:style-name="T15">– </text:span>Да я не про то! <text:span text:style-name="T15">– </text:span>отмахнулась пегаска. <text:span text:style-name="T15">– </text:span>Посмотри на поле.</text:p>
      <text:p text:style-name="P51"><text:span text:style-name="T15">– </text:span>И что? Поле как поле.</text:p>
      <text:p text:style-name="P51"><text:span text:style-name="T15">– </text:span>Оно не убрано. <text:span text:style-name="T15">– </text:span>мрачно ответила пегаска. <text:span text:style-name="T15">–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5">– </text:span>У самого посёлка поля убраны. Наверняка дойдёт дело и до остальных.</text:p>
      <text:p text:style-name="P51"><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5">– </text:span>Спасибо, но от пинкиных плюшек у меня фланки округляются.</text:p>
      <text:p text:style-name="P51"><text:span text:style-name="T15">– </text:span>Да ладно тебе, Дэш! От одной не округлятся.</text:p>
      <text:p text:style-name="P51"><text:span text:style-name="T15">– </text:span>От одной —<text:span text:style-name="T15"> </text:span>нет. Но я же на одной не остановлюсь. <text:span text:style-name="T15">– п</text:span>егаска взяла карту и нахмурилась. <text:span text:style-name="T15">–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5"> </text:span>Как будто…</text:p>
      <text:p text:style-name="P51"><text:span text:style-name="T15">–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5">–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5">–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oft-page-break/><text:span text:style-name="T15">– </text:span>Леди и джентльпони! Просьба не паниковать! Поезд дальше не идёт: впереди провал! <text:span text:style-name="T15">– </text:span>крикнул проводник.</text:p>
      <text:p text:style-name="P51"><text:span text:style-name="T15">– </text:span>Какой ещё, в дышло, провал? Я проезжал тут два дня назад!</text:p>
      <text:p text:style-name="P51"><text:span text:style-name="T15">– </text:span>Безобразие! Верните мне деньги за билет!</text:p>
      <text:p text:style-name="P51"><text:span text:style-name="T15">– </text:span>Как вы смеете! Я опоздаю в порт! Вы будете платить неустойку! <text:s/><text:span text:style-name="T15">–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5">– </text:span>Эта дыра фиг знает на сколько длится! <text:span text:style-name="T15">– </text:span>заявила Дэш, выныривая из темноты. <text:span text:style-name="T15">–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5">– </text:span>Дэш, нам надо на ту сторону.</text:p>
      <text:p text:style-name="P51">Пегаска развела копытами.</text:p>
      <text:p text:style-name="P51"><text:span text:style-name="T15">– </text:span>Нет проблем. Я могу тебя перенести.</text:p>
      <text:p text:style-name="P51">Я с сомнением посмотрел на пегаску. Дэш в холке была мне по пояс.</text:p>
      <text:p text:style-name="P51"><text:span text:style-name="T15">–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1">Мля.</text:p>
      <text:p text:style-name="P51"><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1"><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5">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5">– </text:span>Ты как, в порядке? Анон? <text:span text:style-name="T15">– п</text:span>егаска озабоченно потрогала меня за плечо. <text:span text:style-name="T15">–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5">– </text:span>Я чувствую, что только что упустил отличную возможность отлить на вселенную!</text:p>
      <text:p text:style-name="P51"/>
      <text:p text:style-name="P52">***</text:p>
      <text:p text:style-name="P3"/>
      <text:p text:style-name="P3"><text:soft-page-break/>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1"/>
      <text:p text:style-name="P51"><text:span text:style-name="T15">– </text:span>Удостоверение личности предъявлять? <text:span text:style-name="T15">– </text:span>осведомился я.</text:p>
      <text:p text:style-name="P51"><text:span text:style-name="T15">– </text:span>Ч-ч-человеку А-а-анонимусу? <text:span text:style-name="T15">–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1">Дэш, ни слова не говоря, прислонила ухо к двери.</text:p>
      <text:p text:style-name="P51"><text:span text:style-name="T15">– </text:span>Будешь смеяться, но именно этим он и занят. Вызывает полицию по телефону. <text:span text:style-name="T15">– </text:span>сообщила пегаска.</text:p>
      <text:p text:style-name="P51"><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5">– </text:span>Оп-па! <text:span text:style-name="T15">– </text:span>пегаска оторвала ухо от двери. <text:span text:style-name="T15">–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5">– </text:span>Сколько у нас времени?</text:p>
      <text:p text:style-name="P51">Дэш почесала в затылке.</text:p>
      <text:p text:style-name="P51"><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5">– </text:span>двадцать пять минут у нас есть.</text:p>
      <text:p text:style-name="P51"><text:soft-page-break/>Я с наслаждением захреначил ногой в стеклянную дверь павильона. Осколки стекла брызнули во все стороны.</text:p>
      <text:p text:style-name="P51"><text:span text:style-name="T15">–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5">– “</text:span>Портативный магоэнергетический ускоритель «<text:span text:style-name="T19">Psyntel Rari2+ DDR</text:span>»,<text:span text:style-name="T15"> </text:span>демо-прототип<text:span text:style-name="T15">” – </text:span>прочитал я на бирке. <text:span text:style-name="T15">– </text:span>Оно!</text:p>
      <text:p text:style-name="P51">Снаружи послышался вой сирены и цокот множества копыт.</text:p>
      <text:p text:style-name="P51"><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5">– </text:span>Это твои двадцать минут? <text:span text:style-name="T15">– </text:span>возмутился я. <text:span text:style-name="T15">– </text:span>Да ещё и десяти не прошло!</text:p>
      <text:p text:style-name="P51">Дэш вымучено скривилась.</text:p>
      <text:p text:style-name="P51"><text:span text:style-name="T15">– Человек</text:span> Анонимус, здание окружено! Мы знаем, что ты внутри! Выходи добровольно, или будешь взят силой! <text:span text:style-name="T15">– </text:span>загремел усиленный мегафоном голос.</text:p>
      <text:p text:style-name="P51">Я разбил топором стеклянные дверцы прибора и вытащил рубины.</text:p>
      <text:p text:style-name="P51"><text:span text:style-name="T15">–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5">– </text:span>Ну уж фигушки. Я тебя тут не оставлю.</text:p>
      <text:p text:style-name="P51"><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5">– Н</text:span>е тупи! <text:span text:style-name="T15">– </text:span>упрямо мотнула головой пегаска. <text:span text:style-name="T15">–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5">– </text:span>Быстро за мной! <text:span text:style-name="T15">– </text:span>скомандовала пегаска, помчавшись к лестнице в офисные этажи.</text:p>
      <text:p text:style-name="P51"><text:soft-page-break/>Я припустил было за ней, потом вернулся и поднял над головой раскуроченный ускоритель.</text:p>
      <text:p text:style-name="P51"><text:span text:style-name="T15">– Ю-</text:span>хууу<text:span text:style-name="T15">!!!</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5">–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5">– Анон</text:span>, подвинься!</text:p>
      <text:p text:style-name="P51">Пегаска оттеснила меня крупом и повернулась к двери задом.</text:p>
      <text:p text:style-name="P51"><text:span text:style-name="T15">–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5">– </text:span>Ты чего на меня так уставился? <text:span text:style-name="T15">– </text:span>подозрительно спросила пегаска.</text:p>
      <text:p text:style-name="P51"><text:span text:style-name="T15">– </text:span>Да так… Не ожидал, что ты такая…</text:p>
      <text:p text:style-name="P51"><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5">– </text:span>Ну вот, теперь действуй! — я положил рубины в кошелёк, повесил его пегаске на шею и вдруг, сам для себя неожиданно, обнял её худенькое тело.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5">– </text:span>Ты! Не! По! Нял! Те! Бе! Не! Льзя! Тут! Ос! Та! ВАТЬСЯ!!! <text:span text:style-name="T15">–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15">–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5">–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5">–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5">–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5">– </text:span>А это у нас кто? Гм-м. Пегаска. Вот так раз! Рэйнбоу Дэш! Какими судьбами?</text:p>
      <text:p text:style-name="P51"><text:span text:style-name="T15">– </text:span>ТРИКСИ! <text:span text:style-name="T15">– <text:s/></text:span>фейсхуфнула Дэш. <text:span text:style-name="T15">– </text:span>Во имя Селестии, ЧТО ты тут делаешь?!!</text:p>
      <text:p text:style-name="P51"><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1"><text:span text:style-name="T15">– </text:span>Трикси! Не смей! У нас мегаважное задание! Нам нужно вернуться в Понивилль во что бы то ни стало! <text:span text:style-name="T15">– </text:span>пегаска извивалась изо всех сил, пытаясь выбраться из магического захвата.</text:p>
      <text:p text:style-name="P51"><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5">– </text:span>Ей ведь нельзя рассказывать, да?</text:p>
      <text:p text:style-name="P51"><text:soft-page-break/><text:span text:style-name="T15">– </text:span>Нельзя. <text:span text:style-name="T15">– </text:span>подтвердил я. <text:span text:style-name="T15">–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5">–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5">– </text:span>ОГО!</text:p>
      <text:p text:style-name="P51">Единорожка аж села на крыльцо от удивления.</text:p>
      <text:p text:style-name="P51"><text:span text:style-name="T15">–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5">– </text:span>Мы приняли решение не выдавать вас полиции в обмен на то, что вы расскажете нам о вашей секретной миссии!</text:p>
      <text:p text:style-name="P51"><text:span text:style-name="T15">– </text:span>Не пойдёт! <text:span text:style-name="T15">– </text:span>заявил я. <text:span text:style-name="T15">– </text:span>Я уже сказал, что это тайна. Мне добавить нечего.</text:p>
      <text:p text:style-name="P51"><text:span text:style-name="T15">– </text:span>Да неужели? <text:span text:style-name="T15">– </text:span>захлопала ресницами Трикси. <text:span text:style-name="T15">–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1"><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5">–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text:soft-page-break/></text:p>
      <text:p text:style-name="P51">«<text:span text:style-name="T29">Исчезновение дневной главы диархии: Эквестрия в панике!</text:span>» (статья двухдневной давности).</text:p>
      <text:p text:style-name="P51">«<text:span text:style-name="T29">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1">«<text:span text:style-name="T29">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37"><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5">– </text:span>Прикинь, а? <text:span text:style-name="T15">– </text:span>участливо ткнулась в меня носом Дэш. <text:span text:style-name="T15">– </text:span>Над моими приколами тоже одна я и смеюсь. У<text:span text:style-name="T15">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5">–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text:soft-page-break/>–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5">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text:soft-page-break/>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text:soft-page-break/>–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9">Добро пожаловать в Груммингтон! Вам здесь рады!</text:span></text:p>
      <text:p text:style-name="P51"><text:span text:style-name="T29">Население города </text:span><text:span text:style-name="T71">302 пони</text:span><text:span text:style-name="T29">.</text:span></text:p>
      <text:p text:style-name="P51"><text:span text:style-name="T71">250 пони</text:span><text:span text:style-name="T29">.</text:span></text:p>
      <text:p text:style-name="P51"><text:span text:style-name="T71">125 поней</text:span><text:span text:style-name="T29">.</text:span></text:p>
      <text:p text:style-name="P51"><text:span text:style-name="T29">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Анон. </text:span><text:span text:style-name="T24">Дружба </text:span><text:span text:style-name="T42">—</text:span><text:span text:style-name="T24"> </text:span><text:span text:style-name="T3">э</text:span><text:span text:style-name="T24">то, </text:span><text:span text:style-name="T73">так её </text:span><text:span text:style-name="T3">разэтак</text:span><text:span text:style-name="T73">,</text:span><text:span text:style-name="T24"> магия!</text:span></text:p>
      <text:p text:style-name="P149"/>
      <text:p text:style-name="Standard"><text:span text:style-name="T24">P.S. Мне тебя не хватает. Сильно.</text:span><text:span text:style-name="T6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text:soft-page-break/>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text:soft-page-break/>–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text:soft-page-break/>–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text:soft-page-break/>–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71">37 пни</text:span></text:p>
      <text:p text:style-name="P70">24пн</text:p>
      <text:p text:style-name="P70">15</text:p>
      <text:p text:style-name="P51"><text:span text:style-name="T29">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9">Добро пожаловать в Груммингтон! Вам здесь рады!</text:span></text:p>
      <text:p text:style-name="P51"><text:span text:style-name="T29">Население города </text:span><text:span text:style-name="T71">302 пони</text:span><text:span text:style-name="T29">.</text:span></text:p>
      <text:p text:style-name="P51"><text:span text:style-name="T71">250 пони</text:span><text:span text:style-name="T29">.</text:span></text:p>
      <text:p text:style-name="P51"><text:span text:style-name="T71">125 поней</text:span><text:span text:style-name="T29">.</text:span></text:p>
      <text:p text:style-name="P51"><text:span text:style-name="T29">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1">«</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1">».</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с аттестатами по ускоренному курсу</text:span>». «<text:span text:style-name="T29">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text:soft-page-break/>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text:soft-page-break/>–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72">И товары</text:span> вовсе<text:span text:style-name="T72"> не </text:span>бесплатные<text:span text:style-name="T7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text:soft-page-break/></text:p>
      <text:p text:style-name="P51">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5">–</text:span> А какой у тебя там был образ жизни?</text:p>
      <text:p text:style-name="P51"><text:span text:style-name="T15">–</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5">–</text:span> Лягать-колотить! Ты сидел в тюрьме? За что тебя посадили?</text:p>
      <text:p text:style-name="P51"><text:soft-page-break/><text:span text:style-name="T15">–</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5">–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4">пишешь</text:span><text:span text:style-name="T5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6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5">делать крюк</text:span> в сто миль?! Да это ж ещё неделю ходьбы! У нас картошки осталось на день, твоими стараниями<text:span text:style-name="T15">!</text:span></text:p>
      <text:p text:style-name="P53">Пегаска <text:span text:style-name="T15">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text:soft-page-break/></text:p>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но <text:span text:style-name="T72">любили друг </text:span><text:soft-page-break/><text:span text:style-name="T72">друга! И у них </text:span>был<text:span text:style-name="T72"> </text:span>офигенный <text:span text:style-name="T72">секс! </text:span>И это было офигенно круто!<text:span text:style-name="T72"> </text:span>А ты… Ты <text:span text:style-name="T15">—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9">«</text:span>обстоятельство непреодолимой силы<text:span text:style-name="T39">»</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5">– </text:span>Выф-выф-вуф! <text:span text:style-name="T15">– </text:span>возразил я.</text:p>
      <text:p text:style-name="P53">Отпихнув от лица живот пегаски и выплюнув шерсть, я продолжил.</text:p>
      <text:p text:style-name="P53"><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5">– </text:span>Бе-бе-бе! <text:span text:style-name="T15">– </text:span>устало передразнила меня Дэш. <text:span text:style-name="T15">– А</text:span>нон! Я <text:span text:style-name="T15">— </text:span>плохая пони, потому что хотела получить то, что мне не принадлежит. Но какой же ты всё-таки глупый! Пойми, смертные <text:span text:style-name="T15">— </text:span>игрушки в копытах <text:soft-page-break/>вечных. Любимые и оберегае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5">– </text:span>Дэш, я знаю. Просто не могу о ней забыть.</text:p>
      <text:p text:style-name="P53">Пегаска тяжело поднялась.</text:p>
      <text:p text:style-name="P53"><text:span text:style-name="T15">– </text:span>Везёт же некоторым. <text:span text:style-name="T15">– </text:span>пробормотала она, раскрывая крылья для просушки.</text:p>
      <text:p text:style-name="P53"/>
      <text:p text:style-name="P53">…</text:p>
      <text:p text:style-name="P53"/>
      <text:p text:style-name="P53"><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А</text:span><text:span text:style-name="T39">нон, ты весь дрожишь! Тебе надо просушить шерсть. </text:span>Снимай-ка одежду! <text:span text:style-name="T15">–</text:span> <text:span text:style-name="T1">с</text:span>командовала <text:span text:style-name="T1">вдруг</text:span> Дэш.</text:p>
      <text:p text:style-name="P1"><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8">. </text:span><text:span text:style-name="T32">Я не могу навязать тебе чувств…</text:span><text:span text:style-name="T28"> </text:span><text:span text:style-name="T32">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text:span text:style-name="T1">эмм</text:span>…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5">–</text:span> Я чувствую тебя, <text:span text:style-name="T15">–</text:span> промурлыкала Дэш. <text:span text:style-name="T15">–</text:span> Видишь, это совсем не страшно, что я кобылк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Это мне Твайлайт сказала…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text:span text:style-name="T1">Анон</text:span>,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text:span text:style-name="T1">м-м-м…</text:span>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5">–</text:span> Про меня таки забыли. Отлично.</text:p>
      <text:p text:style-name="P53"><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3"><text:span text:style-name="T15">–</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5">– </text:span>Твайлайт, привет! Мы вернулись! <text:span text:style-name="T15">–</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5">– К</text:span>АКОГО ХУЯ?!! Твайлайт, ёб твою пони-мать, ты чего творишь? <text:span text:style-name="T15">– </text:span>я вцепился в ручку двери.</text:p>
      <text:p text:style-name="P53"><text:span text:style-name="T15">– </text:span>Твайли, ты чего? <text:span text:style-name="T15">– </text:span>брыкалась Дэш. <text:span text:style-name="T15">– </text:span>Немедленно опусти меня на пол!</text:p>
      <text:p text:style-name="P53"><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5">– </text:span>Не беспокойся, Анон-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5">–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5">– </text:span>Твайлайт, не смей! <text:span text:style-name="T15">– </text:span>хриплым от ужаса голосом прошептал я. <text:span text:style-name="T15">– </text:span>Я тебе потом сниться буду!</text:p>
      <text:p text:style-name="P53"><text:span text:style-name="T15">–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5">–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5">– О</text:span>у! <text:span text:style-name="T7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5">– </text:span>Хрен-то тебе зачем? <text:span text:style-name="T15">– </text:span>с бессильной злостью спросил я. <text:span text:style-name="T15">– </text:span><text:span text:style-name="T72">Т</text:span>ы собираешься устроить филиал порнхаба для пони-извращенцев?</text:p>
      <text:p text:style-name="P53"><text:span text:style-name="T15">–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5">– </text:span>А если попроще?</text:p>
      <text:p text:style-name="P53"><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3"><text:span text:style-name="T15">–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5">–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5">–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5">–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5">– </text:span>Никогда, слышишь, никогда больше не смей подымать меня…</text:p>
      <text:p text:style-name="P53"><text:span text:style-name="T15">– </text:span>Откуда я знала, что резонансное заклинание так среагирует на…</text:p>
      <text:p text:style-name="P53"><text:span text:style-name="T15">– А</text:span>нон? <text:span text:style-name="T15">– </text:span>пегаска заметила, что я открыл глаза. <text:span text:style-name="T15">– </text:span>Ты в порядке?</text:p>
      <text:p text:style-name="P53">Я издал нечто среднее между брачным рёвом лося и стоном умирающего слона.</text:p>
      <text:p text:style-name="P53"><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5">–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5">– Н</text:span>е умничай, сахарок! Што ты имеешь ввиду под «крупной энергомагической вспышкой»? <text:span text:style-name="T15">– </text:span>почесала в затылке Эпплджек. <text:span text:style-name="T15">– </text:span>Нам хватит ведра воды, штоб её потушить?</text:p>
      <text:p text:style-name="P53"><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5">– </text:span>Ты хорошо подумала? <text:span text:style-name="T15">– в</text:span>торила ей Рэйнбоу Дэш. <text:span text:style-name="T15">– </text:span>В Эквестрии десятки таких городов, как Понивилль! Мы не можем махнуть на них крылом!</text:p>
      <text:p text:style-name="P53"><text:span text:style-name="T15">– </text:span>Тебе-то на Понивилль точно махать! <text:span text:style-name="T15">– </text:span>огрызнулась фермерша. <text:span text:style-name="T15">– Т</text:span>вой дом, поди, не зацепит.</text:p>
      <text:p text:style-name="P53"><text:span text:style-name="T15">– </text:span>Что ты сказала? А ну, повтори? <text:span text:style-name="T15">– </text:span>взвилась пегаска.</text:p>
      <text:p text:style-name="P53"><text:span text:style-name="T15">– </text:span>Не ссорьтесь, девчонки. <text:span text:style-name="T15">– </text:span>встрял я. <text:span text:style-name="T15">– </text:span>Ничем рисковать не придётся. У меня есть другой вариант. Я ещё в Фетлоке о нём вспомнил.</text:p>
      <text:p text:style-name="P53"><text:span text:style-name="T15">– </text:span>Ась?</text:p>
      <text:p text:style-name="P53"><text:span text:style-name="T15">– </text:span>Что?</text:p>
      <text:p text:style-name="P53"><text:span text:style-name="T15">– </text:span>Какой? <text:span text:style-name="T15">– </text:span>разом <text:span text:style-name="T15">о</text:span>бернулась ко мне компания.</text:p>
      <text:p text:style-name="P53"><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3"><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5">– Л</text:span>ягать! <text:span text:style-name="T15">– </text:span>сморщилась Эпплджек. <text:span text:style-name="T15">– </text:span>У меня после ожерелья Честности в башке гудит, што после маковского сидра!</text:p>
      <text:p text:style-name="P53"><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5">– </text:span>Рэр, иногда лучше жевать, чем говорить. Вот честно!</text:p>
      <text:p text:style-name="P53"><text:span text:style-name="T15">– </text:span>Как пожелаешь! Анон,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5">– </text:span>Они лежали в нагрудном кармане рубашки.</text:p>
      <text:p text:style-name="P53">Твайлайт отвлеклась от доски.</text:p>
      <text:p text:style-name="P53"><text:span text:style-name="T15">–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5">– </text:span>Вот, прибрался малёхо. Но с потолка сажу ещё не успел счистить, там стремянка нужна.</text:p>
      <text:p text:style-name="P53"><text:span text:style-name="T15">– </text:span>Спайки-Вайки, не выкидывай одежду, пожалуйста. В ней должны быть рубины.</text:p>
      <text:p text:style-name="P53"><text:span text:style-name="T15">– </text:span>Какие ещё рубины? <text:span text:style-name="T15">– </text:span>переспросил Спайк и зажевал быстрее.</text:p>
      <text:p text:style-name="P53"><text:span text:style-name="T15">–</text:span> Резонаторные! <text:span text:style-name="T15">–</text:span> холодея, ответил я. <text:span text:style-name="T15">– </text:span>В кармане рубашки должны лежать четыре кристалла.</text:p>
      <text:p text:style-name="P53"><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5"/>
      <text:p text:style-name="P53">…</text:p>
      <text:p text:style-name="P53"/>
      <text:p text:style-name="P53"><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5">– К</text:span>акой-то неправильный у Нон-нона смех! <text:span text:style-name="T15">– </text:span>голос Пинки был еле слышен из-под наваленных на меня подушек. <text:span text:style-name="T15">–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5">– Н</text:span>он-нон? Ты сейчас правильный, или нет?</text:p>
      <text:p text:style-name="P53"><text:span text:style-name="T15">– А</text:span>нон, ты как? Тебе уже лучше? <text:span text:style-name="T15">– </text:span>в прямоугольнике появилась голова Рэйнбоу Дэш.</text:p>
      <text:p text:style-name="P53"><text:span text:style-name="T15">– </text:span>Фигурально выражаясь, ты в себе? <text:span text:style-name="T15">– </text:span>вклинилась между ними Твайлайт Спаркл.</text:p>
      <text:p text:style-name="P53"><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5">– </text:span>Отпустите. Я уже правильный. <text:span text:style-name="T15">–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3"><text:span text:style-name="T15">– </text:span>Спайк!!! Немедленно… <text:s/>сбегай к Кейкам за выпечкой! Нам всем нужно успокоиться.</text:p>
      <text:p text:style-name="P53"><text:span text:style-name="T15">–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5">– </text:span>Ты точно знаешь, што делаешь? <text:span text:style-name="T15">– </text:span>переспросила Эпплджек. <text:span text:style-name="T15">– </text:span>Мне бы не хотелось, чтоб от Понивилля остались одни головешки.</text:p>
      <text:p text:style-name="P53"><text:span text:style-name="T15">– </text:span>Не беспокойся, у меня всё просчитано. Я уверена, я подчёркиваю, я абсолютно уверена в безопасности эксперимента!</text:p>
      <text:p text:style-name="P53"><text:span text:style-name="T15">– </text:span>Ой, што-то мне нехорошо становится, когда ты так говоришь…</text:p>
      <text:p text:style-name="P53"><text:span text:style-name="T15">–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5">–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6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5">– </text:span>А-а-а, ты всё-таки пришёл… <text:span text:style-name="T15">–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5">–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5">–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5">– </text:span>Сожалеем, что не можем убить тебя.</text:p>
      <text:p text:style-name="P53">Обернувшись я встречаюсь с рогом аликорницы, нацеленным мне в грудь.</text:p>
      <text:p text:style-name="P53"><text:span text:style-name="T15">–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5">–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5">–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5">– </text:span>Кимеринн погиб, чтобы ты жил.</text:p>
      <text:p text:style-name="P53">Шаг назад.</text:p>
      <text:p text:style-name="P53"><text:span text:style-name="T15">– </text:span>Сел осталась без магии и развоплотилась из-за тебя.</text:p>
      <text:p text:style-name="P53">Шаг назад.</text:p>
      <text:p text:style-name="P53"><text:span text:style-name="T15">–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5">– </text:span>Ты ведь вернёшься в Эквестрию? Не говори им, что увидел там! <text:span text:style-name="T15">– </text:span>жеребёнок машет в сторону экрана. Её голос слышится глухо, как через подушку. <text:span text:style-name="T15">– </text:span>Любую пони, что узнает всю правду, сожрёт Чёрный экран.</text:p>
      <text:p text:style-name="P53">Я киваю ей в ответ. Мне понятно, почему.</text:p>
      <text:p text:style-name="P53"><text:span text:style-name="T15">–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45">– </text:span><text:span text:style-name="T31">Шейла! Шейла Блюскай! И я уже не малышка! </text:span><text:span text:style-name="T45">– </text:span><text:span text:style-name="T31">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5">–</text:span> А<text:span text:style-name="T1">нон?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5">– </text:span>Ну што? Увидел што-нибудь, сахарок?</text:p>
      <text:p text:style-name="P53"><text:soft-page-break/>Пони уставились на меня с надеждой.</text:p>
      <text:p text:style-name="P53"><text:span text:style-name="T15">– </text:span>Да.</text:p>
      <text:p text:style-name="P53">Откровение давило на психику как тонна кирпичей. Я не знал, что им сказать. Я не мог.</text:p>
      <text:p text:style-name="P53"><text:span text:style-name="T15">– П</text:span>ревосходно!</text:p>
      <text:p text:style-name="P53"><text:span text:style-name="T15">– </text:span>Это просто супер-дупер-здоровски-потрясно!</text:p>
      <text:p text:style-name="P53"><text:span text:style-name="T15">– </text:span>Йей!</text:p>
      <text:p text:style-name="P53"><text:span text:style-name="T15">– </text:span>Ю-ху!</text:p>
      <text:p text:style-name="P53"><text:span text:style-name="T15">– О</text:span>фигенно! Мы победили! Анон, ты молодец!</text:p>
      <text:p text:style-name="P53"><text:span text:style-name="T15">– </text:span>Замечательно! Секундочку, я приготовлю дневник…</text:p>
      <text:p text:style-name="P53">Восторг пони постепенно сменился ожиданием. Я молчал.</text:p>
      <text:p text:style-name="P53"><text:span text:style-name="T15">– </text:span>Эмм? И что же ты увидел? <text:span text:style-name="T15">– </text:span>не выдержала Твайлайт.</text:p>
      <text:p text:style-name="P53"><text:span text:style-name="T15">– </text:span>Я… не могу сказать этого.</text:p>
      <text:p text:style-name="P53">Ожидание сменилось недоумением. Рэйнбоу Дэш насмешливо скривила губы.</text:p>
      <text:p text:style-name="P53"><text:span text:style-name="T15">– </text:span>Да ладно! Кончай прикалываться, Анон, мы же ждём! Шутка зачлась!</text:p>
      <text:p text:style-name="P53"><text:span text:style-name="T15">– </text:span>Не могу!!!</text:p>
      <text:p text:style-name="P53"/>
      <text:p text:style-name="P53">…</text:p>
      <text:p text:style-name="P53"/>
      <text:p text:style-name="P53">Молчание прервала Эпплджек.</text:p>
      <text:p text:style-name="P53"><text:span text:style-name="T15">– </text:span>Сахарок, с тобой всё в порядке?</text:p>
      <text:p text:style-name="P53">Дэш подошла ко мне вплотную, обняла меня за шею и прижалась нос к носу.</text:p>
      <text:p text:style-name="P53"><text:span text:style-name="T15">– Анон</text:span>, ты чего? <text:span text:style-name="T15">– </text:span>прошептала она. <text:span text:style-name="T15">– </text:span>Тебя во сне кто-то заколдовал? Мигни мне правым глазом, если да.</text:p>
      <text:p text:style-name="P53">Я высвободился из объятий пегаски.</text:p>
      <text:p text:style-name="P53"><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5">– </text:span>Конски яблоки! Вот это поворот! А мне так хотелось узнать, што за нечисть тут орудует!</text:p>
      <text:p text:style-name="P53"><text:span text:style-name="T15">–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5">–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5">– </text:span>Рэр, отвали!</text:p>
      <text:p text:style-name="P53"><text:span text:style-name="T15">– </text:span>Оу, какие страсти! Ладно-ладно, не сердись, дорогая, не мешаю!</text:p>
      <text:p text:style-name="P53"><text:span text:style-name="T15">–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3"><text:soft-page-break/><text:span text:style-name="T15">– </text:span>Стойте!</text:p>
      <text:p text:style-name="P53">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3"><text:span text:style-name="T15">– </text:span>Ага, вот! Нашла! Анон прав! В «Заклинании Последнего Шанса» есть такое! <text:span text:style-name="T15">– </text:span>единорожка принялась зачитывать отрывок.</text:p>
      <text:p text:style-name="P53">…</text:p>
      <text:p text:style-name="P53">«<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7">слишком громко думать. И сообщить способ спасения — означает его разрушить.</text:span>»</text:p>
      <text:p text:style-name="P53">…</text:p>
      <text:p text:style-name="P53"><text:span text:style-name="T15">– </text:span>Ты хочешь сказать, если Анон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5">–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3"><text:span text:style-name="T15">–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Абсолютного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3"><text:span text:style-name="T15">– </text:span>Бедный котик. <text:span text:style-name="T15">– </text:span>прошептала Флаттершай.</text:p>
      <text:p text:style-name="P53">Я насторожился, услышав знакомое заклинание.</text:p>
      <text:p text:style-name="P53"><text:span text:style-name="T15">– </text:span>Стой! Откуда тебе известно про заклинание Абсолютного Стирания?</text:p>
      <text:p text:style-name="P53"><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3"><text:span text:style-name="T15">– </text:span>Гм. Ну ладно, продолжай.</text:p>
      <text:p text:style-name="P53"><text:span text:style-name="T15">– </text:span>Так вот, по условию эксперимента известно, что вероятность того, что кто-то откроет ящик, ненулевая.</text:p>
      <text:p text:style-name="P53"><text:span text:style-name="T15">– </text:span>И что это означает, дорогая? <text:span text:style-name="T15">– </text:span>спросила Рэрити.</text:p>
      <text:p text:style-name="P53"><text:span text:style-name="T15">– </text:span>Это значит, что кто-нибудь когда-нибудь обязательно откроет его.</text:p>
      <text:p text:style-name="P53"><text:span text:style-name="T15">– </text:span>У меня щас башка лопнет! <text:span text:style-name="T15">– </text:span>пожаловалась Дэш. <text:span text:style-name="T15">– </text:span>Так всё-таки, когда этот ляганный ящик откроют?</text:p>
      <text:p text:style-name="P53"><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text:soft-page-break/>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5">–</text:span> То есть, ты хошь сказать, што мы все — навроде этого кота, а Анон боится открыть ящик? Штоб мы не исчезли окончательно?</text:p>
      <text:p text:style-name="P53"><text:span text:style-name="T15">–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5">–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5">– </text:span>Лягать! <text:span text:style-name="T15">– </text:span>выругалась Дэш. <text:span text:style-name="T15">– </text:span>Значит, наши усилия по доставке резонаторов пошли лесом.</text:p>
      <text:p text:style-name="P53"><text:span text:style-name="T15">–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5">– </text:span>Тихо! Спайк, будь добр, сбегай к Кейкам за выпечкой. Нам надо успокоиться. Анон, хоть про Селестию ты нам можешь рассказать?</text:p>
      <text:p text:style-name="P53"><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3"><text:span text:style-name="T15">– А </text:span>как ты узнал… <text:span text:style-name="T15">– </text:span>начала было единорожка, но её перебил напряжённый голос Спайка.</text:p>
      <text:p text:style-name="P53"><text:span text:style-name="T15">– </text:span>Твай! <text:span text:style-name="T15">– </text:span>дракончик стоял в дверях спиной к нам. <text:span text:style-name="T15">–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5">–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3">Мы с пегаской застыли в синем левитационном поле и поплыли к Луне.</text:p>
      <text:p text:style-name="P53"><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5">–</text:span> Что? Мы не ослышались? ТЫ СМЕЕШЬ МЕШАТЬ НАМ?!!</text:p>
      <text:p text:style-name="P53"><text:soft-page-break/>Нас опять потащило к Луне. Дэш подпёрла голову копытом, закатила глаза и скорчила скучающую мину.</text:p>
      <text:p text:style-name="P53"><text:span text:style-name="T15">–</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5">–</text:span> ДОВОЛЬНО! НАМ НАДОЕЛА ЭТА НЕПОКОРНОСТЬ! ПОЗНАЙ ГНЕВ ПРИНЦЕССЫ НОЧИ!!!</text:p>
      <text:p text:style-name="P53"><text:span text:style-name="T15">–</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3"><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3"><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3"><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5">– О</text:span>хренеть! <text:span text:style-name="T15">– </text:span>чертыхнулся Спайк. <text:span text:style-name="T15">– </text:span><text:s/>Твай, она создаёт сферу стихий!</text:p>
      <text:p text:style-name="P53"><text:span text:style-name="T15">– </text:span>Вижу! <text:span text:style-name="T15">– </text:span>донёсся голос единорожки из-под потолка. <text:span text:style-name="T15">–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6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5">– </text:span>Погоди. У меня есть вариант получше.</text:p>
      <text:p text:style-name="P53">Я вылез из-под шкафа и попрыгал на одной ноге в центр зала.</text:p>
      <text:p text:style-name="P53"><text:span text:style-name="T15">– </text:span>Стойте! Прекратите! Да остановитесь же!!!</text:p>
      <text:p text:style-name="P53">Аликорница и шестёрка поней уставились на меня.</text:p>
      <text:p text:style-name="P53"><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5">– </text:span>Ты так говоришь,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5">– </text:span>Как ты её назвал? <text:span text:style-name="T15">– </text:span>отвалилась челюсть у аликорницы.</text:p>
      <text:p text:style-name="P53"><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3"><text:span text:style-name="T15">– </text:span>Что? <text:span text:style-name="T15">–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5">–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5">– </text:span>Что тут случилось? Почему все висят в воздухе? И всё вот это?</text:p>
      <text:p text:style-name="P53">Голос Спайка откуда-то из подвала ответил:</text:p>
      <text:p text:style-name="P53"><text:span text:style-name="T15">– </text:span>Потому что Твайлайт остановила время. В радиусе девяти метров, как мне кажется. Или десяти.</text:p>
      <text:p text:style-name="P53"><text:soft-page-break/><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5">–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5">–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5">– </text:span>Эмм, я вам подхожу?</text:p>
      <text:p text:style-name="P53"><text:span text:style-name="T15">– </text:span>КТО ТЫ? ПРЕДСТАВЬСЯ!</text:p>
      <text:p text:style-name="P53"><text:span text:style-name="T15">– </text:span>Эмм, Лира Хартстрингс, единорог. Я не то, чтобы маг, моя специализация — музыка…</text:p>
      <text:p text:style-name="P53"><text:span text:style-name="T15">– </text:span>ГОДИТСЯ! ТЫ ВИДИШЬ ТОЧКУ СИНГУЛЯРНОСТИ?</text:p>
      <text:p text:style-name="P53"><text:span text:style-name="T15">– </text:span>Эмм?</text:p>
      <text:p text:style-name="P53">Голос Спайка пояснил:</text:p>
      <text:p text:style-name="P53"><text:span text:style-name="T15">– </text:span>Вон та яркая искорка над лестницей, у которой вся картинка искривляется.</text:p>
      <text:p text:style-name="P53"><text:span text:style-name="T15">– </text:span>Да! Вижу.</text:p>
      <text:p text:style-name="P53"><text:span text:style-name="T15">– </text:span>ТЕПЕРЬ ЛЕВИТИРУЙ ПРИМАТА В ТОЧКУ СИНГУЛЯРНОСТИ.</text:p>
      <text:p text:style-name="P53"><text:span text:style-name="T15">– </text:span>Чего-о-о?!! <text:span text:style-name="T15">– </text:span>возопило моё малое сознание.</text:p>
      <text:p text:style-name="P53"><text:span text:style-name="T15">– </text:span>Эмм… Зачем?</text:p>
      <text:p text:style-name="P53"><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3"><text:soft-page-break/><text:span text:style-name="T15">– </text:span>Вы даёте слово, что человеку не будет причинён вред? <text:span text:style-name="T15">– </text:span>голос Лиры обрёл непривычную твёрдость.</text:p>
      <text:p text:style-name="P53"><text:span text:style-name="T15">– </text:span>КАК ТЫ СМЕЕШЬ СОМНЕВАТЬСЯ В НАС, СВОЕЙ ПРИНЦЕССЕ?</text:p>
      <text:p text:style-name="P53"><text:span text:style-name="T15">– Я </text:span>не сомневаюсь в вас, Ваше Высочество… Потому и требую слова!</text:p>
      <text:p text:style-name="P53"><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5">– </text:span>Ну, блядь, спасибо! <text:span text:style-name="T15">– </text:span>подумал я.</text:p>
      <text:p text:style-name="P53"><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5">–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5">– </text:span>Давай по-порядку. <text:span text:style-name="T15">– о</text:span>становила меня Луна. <text:span text:style-name="T15">–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5">– Ч</text:span>то? Остатки магии? <text:span text:style-name="T15">–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5">– </text:span>Теперь ты понимаешь, почему Мы виним тебя в развоплощении сестры?</text:p>
      <text:p text:style-name="P53"><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3">Луна пристально взглянула на меня и понимающе склонила голову.</text:p>
      <text:p text:style-name="P53"><text:span text:style-name="T15">– </text:span>Мы знаем, иногда так бывает. Продолжай.</text:p>
      <text:p text:style-name="P53"><text:span text:style-name="T15">–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5">– </text:span>Да, помним.</text:p>
      <text:p text:style-name="P53"><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5">–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5">–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5">– </text:span>Ты что-то недоговариваешь. <text:span text:style-name="T15">– </text:span>шепнула Лу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5">–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5">–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3">Луна сморщила нос при этих словах, но всё же кивнула.</text:p>
      <text:p text:style-name="P53"><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5">– </text:span>Я приглашу их. Они не откажутся.</text:p>
      <text:p text:style-name="P53"><text:span text:style-name="T15">– </text:span>Что ж, ещё одной проблемой меньше. Теперь нужно решить, как найти Сел. Кто-то должен отправиться за ней.</text:p>
      <text:p text:style-name="P53"><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3"><text:span text:style-name="T15">– </text:span>А если…</text:p>
      <text:p text:style-name="P53"><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5">– </text:span>Остаётся ещё одна проблема. <text:span text:style-name="T15">– </text:span>тихо сказала тёмная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5">– </text:span>Почему же ты не смогла найти меня с его помощью?</text:p>
      <text:p text:style-name="P53">Аликорница смутилась.</text:p>
      <text:p text:style-name="P53"><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3"><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3"><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3"><text:span text:style-name="T15">– </text:span>А также совместить приятное с полезным. <text:span text:style-name="T15">– </text:span>не удержался я от подколки.</text:p>
      <text:p text:style-name="P48">Луна бросила на меня тяжёлый взгляд.</text:p>
      <text:p text:style-name="P51"><text:span text:style-name="T22">–</text:span> Вот это вряд ли! Сестра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1">–</text:span> Тогда зачем она..?</text:p>
      <text:p text:style-name="P48"><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2">–</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22">–</text:span> Другие? Кто ещё?<text:span text:style-name="T15"> </text:span>С кем ещё у тебя были… отношения?</text:p>
      <text:p text:style-name="P48"><text:span text:style-name="T21">–</text:span> С Рэйнбоу Дэш <text:span text:style-name="T21">–</text:span> ответил я несчастным голосом. <text:span text:style-name="T21">–</text:span> И, может быть, с Пинки.</text:p>
      <text:p text:style-name="P48"><text:span text:style-name="T21">–</text:span> А ты живчик. <text:span text:style-name="T21">–</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1">– Что?!! – с недоверием воскликнула Луна. – Сестра никогда не умела лечить. И сейчас не умеет </text:span><text:span text:style-name="T70">—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21">– О небо! Теперь Мы понимаем, почему она так ослабела! Как это в стиле Сестры </text:span><text:span text:style-name="T70">—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21">– Заместительная терапия </text:span><text:span text:style-name="T7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21">–</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1">–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5">– Анон</text:span>, ты в порядке? <text:span text:style-name="T15">– </text:span>на балкон заглянула Дэш. <text:span text:style-name="T15">–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5">– </text:span>Спасибо, Дэш. Ты настоящий друг.</text:p>
      <text:p text:style-name="P53"><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71"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5">– </text:span>Да што ж такое творится-то! Ни в жисть не поверю, чтоб в Кантерлоте пустые дома были! <text:span text:style-name="T15">– </text:span>заявила Эпплджек. <text:span text:style-name="T15">–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5">– </text:span>Какая жалость, что это всё из-за вампирского мира! <text:span text:style-name="T15">– </text:span>пробормотала Рэрити. <text:span text:style-name="T15">–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5">– Анон</text:span>, ты тут? <text:span text:style-name="T15">–</text:span>Дэш просунула нос в дверь, не дожидаясь отклика. <text:span text:style-name="T15">– </text:span>Ага, вот ты где! Я с тобой!</text:p>
      <text:p text:style-name="P53">Она швырнула перемётные сумки мне на постель и пошла к выходу.</text:p>
      <text:p text:style-name="P53"><text:span text:style-name="T15">– </text:span>Ну, чего застрял? Пошли скорее, а то на хавчик опоздаем! <text:span text:style-name="T15">–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5">– </text:span>Располагайтесь. <text:span text:style-name="T15">–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5">–</text:span> всхлипула Дэш.</text:p>
      <text:p text:style-name="P53"><text:span text:style-name="T15">– </text:span>Ну что же вы? Присаживайтесь. <text:span text:style-name="T15">– </text:span>вновь пригласила Луна. <text:span text:style-name="T15">–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text:p>
      <text:p text:style-name="P53"><text:soft-page-break/><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митарианец<text:note text:id="ftn17" text:note-class="footnote"><text:note-citation>17</text:note-citation><text:note-body><text:p text:style-name="P144">Митарианец <text:span text:style-name="T6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5">–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супервизору </text:span><text:span text:style-name="T82">&lt;</text:span><text:span text:style-name="T81">Луна</text:span><text:span text:style-name="T82">&gt;</text:span><text:span text:style-name="T81">.</text:span></text:p>
      <text:p text:style-name="P77"/>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9">7.76</text:span>», сменившись на «<text:span text:style-name="T29">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9">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9">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7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5">–</text:span><text:span text:style-name="T31"> Ну хорошо, а кто вами правит? Аликорн? Драконикус? Какой-нибудь человек с рогом во лбу? Или у вас нет правителя?</text:span></text:p>
      <text:p text:style-name="P33"><text:span text:style-name="T15">–</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2">трид</text:span><text:span text:style-name="T1">цать лет, если его сменят через </text:span><text:span text:style-name="T72">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5">~~~ </text:span>Человек Анонимус Терранский <text:span text:style-name="T15">~~~</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6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72">задней осью </text:span><text:span text:style-name="T1">на табуретку. Я прилаживал ей новое колесо взамен <text:s/>утраченного. </text:span><text:span text:style-name="T72">Ещ</text:span><text:span text:style-name="T1">ё</text:span><text:span text:style-name="T72"> </text:span><text:span text:style-name="T1">немного, и будет как новенькая! В дворцовом гараже среди кучи хлама таки нашлось лопнувшее колесо, которое </text:span><text:span text:style-name="T72">мне удалось</text:span><text:span text:style-name="T1"> отремонтировать — о</text:span><text:span text:style-name="T72">бучение у</text:span><text:span text:style-name="T1"> Норфа не </text:span><text:span text:style-name="T7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2">на </text:span><text:span text:style-name="T1">корпус</text:span><text:span text:style-name="T7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7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7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72">о всём мире остались только м</text:span>ы<text:span text:style-name="T7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6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9">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72">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7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2">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72">А ч</text:span>то случилось с кракеном?</text:p>
      <text:p text:style-name="P53">– Он провалился в <text:span text:style-name="T72">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73" text:outline-level="3">Воскресенье</text:h>
      <text:p text:style-name="P48"/>
      <text:p text:style-name="P1">Невесомость, удар, чувство веса. Я открываю глаза.</text:p>
      <text:p text:style-name="P1">Крыша <text:span text:style-name="T32">высотки</text:span><text:span text:style-name="T31"> </text:span>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5">-</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пере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61">Невозможно поверить, но два месяца</text:span><text:span text:style-name="T23"> </text:span><text:span text:style-name="T6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7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oft-page-break/><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5">–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5">–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31">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soft-page-break/>…</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text:span text:style-name="T89">Пятый</text:span>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text:soft-page-break/>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5">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text:soft-page-break/>Classloader start…</text:p>
      <text:p text:style-name="P89">Loading dictionaries…</text:p>
      <text:p text:style-name="P89"><text:span text:style-name="T15">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5">Знаешь, я передумала: мы можем встретиться у тебя вечером, если ты не против. Только ни слова о</text:span>б<text:span text:style-name="T15"> М</text:span>ЛП<text:span text:style-name="T15">,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3">— после встречи на лестнице со смайлолицым у меня развилась мания преследования.</text:span></text:p>
      <text:p text:style-name="P103"><text:span text:style-name="T15">– Анон…</text:span><text:span text:style-name="T1"> Тут окно разбито… И верёвка висит. – пискнула Флаттершай из кухни.</text:span></text:p>
      <text:p text:style-name="P101"><text:span text:style-name="T15">–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9">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5">Я устало улыбнулся аликорнице </text:span>и осторожно закрыл ноутбук, переводя его в спящий режим<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102"><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5">– </text:span>А я так хотел продемонстрировать ей класс езды на моноцикле!<text:span text:style-name="T15"> – пожаловался д</text:span>раконикус, ткнув пальцем в лежащий рядом гироскутер<text:span text:style-name="T15">. – Но разве Сахарная Ватка ценит настоящее искусство?</text:span></text:p>
      <text:p text:style-name="P112"/>
      <text:h text:style-name="P170" text:outline-level="2">2<text:span text:style-name="T1">9</text:span>. Отбытие</text:h>
      <text:p text:style-name="P115"/>
      <text:p text:style-name="P102"><text:span text:style-name="T15">–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5">– А что? – невинно захлопал глазами драконикус. – Я, между прочим, </text:span>намного раньше тебя <text:span text:style-name="T15">понял, где </text:span>искать<text:span text:style-name="T15"> Солнцезад</text:span>ую<text:span text:style-name="T15">. Ещё у тебя на работе. Признаюсь честно, я был худшего мнения о тебе, Проводник. Не думал, что ты догадаешься. Но ты всё-таки нашёл </text:span>Сахарную <text:span text:style-name="T15">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5">– Слушай меня внимательно, </text:span>засранец — <text:span text:style-name="T15">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5">– Нет! Дискорд </text:span>— не убийца!!!</text:p>
      <text:p text:style-name="P122">С необычной для неё силой Флаттершай вытащила кляп изо рта драконикуса.</text:p>
      <text:p text:style-name="P122"><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5">– Р</text:span>ассказывай.</text:p>
      <text:p text:style-name="P122">Дискорд немного успокоился.</text:p>
      <text:p text:style-name="P122"><text:s/><text:span text:style-name="T15">– </text:span>Вообще-то, от тебя следовало бы избавиться, Проводник. Не знаю, что ты там разведал в Великом<text:span text:style-name="T31"> Откровении</text:span>, но чувствую, что твоё знание может погубить Эквестрию. Но к<text:span text:style-name="T15">ак, интересно, я получу без </text:span>тебя<text:span text:style-name="T15"> приз из… копыт Луны?!! </text:span>Хмурая <text:span text:style-name="T15">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22"><text:span text:style-name="T15">–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31">словно кот с мышью</text:span>?</text:p>
      <text:p text:style-name="P122"><text:span text:style-name="T15">– </text:span>Анон! <text:span text:style-name="T15">– </text:span>крикнула Эпплджек из прихожей. <text:span text:style-name="T15">–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text:soft-page-break/>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31">двадцативосьмиэтажной</text:span><text:span text:style-name="T27">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2">А если не </text:span>выдержит<text:span text:style-name="T72">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31">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text:soft-page-break/></text:p>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text:soft-page-break/></text:p>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31">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5">– Д</text:span>искорд Эйрлайнс приветствует на борту! Температура воздуха пять градусов! Высота<text:span text:style-name="T31"> сто пять</text:span><text:span text:style-name="T27">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5">– …</text:span>собственно, держаться в воздухе дольше у меня не хватит магии.</text:p>
      <text:p text:style-name="P122"><text:soft-page-break/></text:p>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5">–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5">–</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5">– Т</text:span>ы что за хрен вообще? <text:span text:style-name="T15">– наконец сподобился я на членораздельную речь.</text:span></text:p>
      <text:p text:style-name="P48">Зверь смутился.</text:p>
      <text:p text:style-name="P48"><text:span text:style-name="T15">–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5">С кончика малого рога Анакорна сорвалась молния и под ним материализовался </text:span>зелёный <text:span text:style-name="T15">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8"><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5">– Если я расскажу тебе н</text:span>астоящую<text:span text:style-name="T15"> причину </text:span>— ты исчезнешь! <text:span text:style-name="T15">– угрюмо заявил я.</text:span></text:p>
      <text:p text:style-name="P35">Морда Анакорна осветилась радостным озарением.</text:p>
      <text:p text:style-name="P35"/>
      <text:p text:style-name="P51"><text:span text:style-name="T15">–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5">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5">– Ну… Я не идиот… я видел, что происходит за Чёрным </text:span>э<text:span text:style-name="T15">краном…</text:span></text:p>
      <text:p text:style-name="P51"><text:soft-page-break/>Я глубоко вздохнул, как перед прыжком в воду.</text:p>
      <text:p text:style-name="P51"/>
      <text:p text:style-name="P51"><text:span text:style-name="T15">– </text:span><text:span text:style-name="T25">Нет никакого мира-вампира. Мир людей не виноват. </text:span><text:span text:style-name="T18">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37"/>
      <text:p text:style-name="P3"><text:span text:style-name="T5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52">– </text:span><text:span text:style-name="T3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1">.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52">– К сожалению, не </text:span><text:span text:style-name="T57">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5">.</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52">–</text:span><text:span text:style-name="T31"> На самом деле помочь мне достаточно легко. Видишь ли, залатать дыры конструкции Эквуса можно «наложив» на них правдоподобное </text:span><text:span text:style-name="T52">— иначе говоря, жизнеспособное —</text:span><text:span text:style-name="T31"> объяснение и направив на это объяснение подпитывающую энергию адептов. В мире людей даже есть шуточная награда, учреждённая </text:span><text:span text:style-name="T45">Marvel Comics </text:span><text:span text:style-name="T3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5">Marvel</text:span><text:span text:style-name="T31">.</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31">– Ты уже устранил крупнейший дефект Эквестрии </text:span><text:span text:style-name="T52">—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2">–</text:span><text:span text:style-name="T31"> А кьютимарки? Как, разрази меня квазар, объяснить кьютимарки? </text:span><text:span text:style-name="T5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6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61"> точнее, дерево схожих миров Эквуса </text:span><text:span text:style-name="T66">—</text:span><text:span text:style-name="T61"> создали брони. Разумеется, стержнем им послужил именно сериал, но каждый фанфик </text:span><text:span text:style-name="T66">—</text:span><text:span text:style-name="T6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61">– Наконец-то я вижу свет в конце тоннеля! Как это не пришло мне в голову! Ты всё отлично увязал! Всё сходится! Более того </text:span><text:span text:style-name="T66">—</text:span><text:span text:style-name="T61"> Анакорн заговорщически подмигнул мне </text:span><text:span text:style-name="T66">—</text:span><text:span text:style-name="T6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61">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м Континууме Эквуса</text:span><text:span text:style-name="T61">!</text:span></text:p>
      <text:p text:style-name="P108"/>
      <text:p text:style-name="P108">Я подозрительно посмотрел на Анакорна.</text:p>
      <text:p text:style-name="P108"/>
      <text:p text:style-name="P107"><text:span text:style-name="T22">– </text:span><text:span text:style-name="T6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22">– </text:span><text:span text:style-name="T6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5">–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5">– </text:span>Пиши, как есть. <text:span text:style-name="T15">– </text:span>развёл копытами Анакорн. <text:span text:style-name="T15">– </text:span>Авось сгодится. Я писать точно не буду <text:span text:style-name="T6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Каково это <text:span text:style-name="T29">— </text:span><text:span text:style-name="T6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text:soft-page-break/>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9">–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oft-page-break/><text:span text:style-name="T15">–</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4T20:49:10.973803956</dc:date>
    <meta:editing-duration>P154DT36M51S</meta:editing-duration>
    <meta:editing-cycles>9793</meta:editing-cycles>
    <meta:generator>LibreOffice/5.1.6.2$Linux_X86_64 LibreOffice_project/10m0$Build-2</meta:generator>
    <meta:printed-by>макс </meta:printed-by>
    <meta:print-date>2017-08-23T21:51:29.95</meta:print-date>
    <meta:document-statistic meta:table-count="0" meta:image-count="0" meta:object-count="0" meta:page-count="252" meta:paragraph-count="4890" meta:word-count="103309" meta:character-count="684622" meta:non-whitespace-character-count="581619"/>
  </office:meta>
</office:document-meta>
</file>